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8B00005C3700001F9FF6B393F5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2" style:family="paragraph" style:parent-style-name="Title">
      <style:text-properties fo:font-weight="normal" style:font-weight-asian="normal" style:font-weight-complex="normal"/>
    </style:style>
    <style:style style:name="P3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p text:style-name="Standard"><draw:frame draw:style-name="fr1" draw:name="Grafik2" text:anchor-type="paragraph" svg:width="10.088cm" svg:height="3.459cm" draw:z-index="0"><draw:image xlink:href="Pictures/2000008B00005C3700001F9FF6B393F5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Kajona V3</text:p>
      <text:p text:style-name="Subtitle">Developers Handbook: Rating</text:p>
      <text:p text:style-name="P3">Stand: 16.04.2010</text:p>
      <text:h text:style-name="P6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">Inhaltsverzeichnis<text:tab/>2</text:p>
          <text:p text:style-name="P4">Rating<text:tab/>3</text:p>
        </text:index-body>
      </text:table-of-content>
      <text:p text:style-name="Text_20_body"><text:span text:style-name="Standardtext"><text:span text:style-name="T2"/></text:span></text:p>
      <text:h text:style-name="Heading_20_1" text:outline-level="1"><text:span text:style-name="Standardtext"><text:span text:style-name="T1">Rating</text:span></text:span></text:h>
      <text:p text:style-name="Text_20_body"><text:span text:style-name="Standardtext"><text:span text:style-name="T2">Das Modul „Rating“ ist an sich für die Benutzer unsichtbar. Es bietet innerhalb des Systems Schnittstellen an, welche von anderen Modulen verwendet werden können. Somit lassen sich einzelne Datensätze „raten“ – ein Besucher des Portals hat also die Möglichkeit, den Datensatz zu bewerten. </text:span></text:span></text:p>
      <text:p text:style-name="Text_20_body"><text:span text:style-name="Standardtext"><text:span text:style-name="T2">Die Wertungen lassen sich nicht nur am jeweiligen Datensatz ausgeben, sondern auch in Form von Listen auswerten. Beispielhaft sei ein Liste der am besten bewerteten Downloads genannt.</text:span></text:span></text:p>
      <text:p text:style-name="Text_20_body"><text:span text:style-name="Standardtext"><text:span text:style-name="T2">Die Listen können auf Basis unterschiedlicher Algorithmen aufgebaut werden. So wäre eine Gewichtung über die Anzahl der Ratings genauso denkbar wie eine Gewichtung auf Basis des absoluten Schnitts.</text:span></text:span></text:p>
      <text:p text:style-name="Text_20_body"><text:span text:style-name="Standardtext"><text:span text:style-name="T2">Da das Modul Rating von andern Modulen verwendet werden stellt das Modul an sich keine eigenen Platzhalter zur Verfügung – diese liegen beim verwendenden Modu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91cm" fo:text-indent="1cm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cm" fo:margin-bottom="0.409cm" fo:text-indent="1.499cm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2cm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21cm" fo:margin-bottom="0.21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349cm" fo:margin-bottom="0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4cm" fo:margin-left="0cm" fo:margin-right="0.004cm" fo:margin-bottom="0.499cm"/>
      </style:header-style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3" text:anchor-type="paragraph" svg:x="13.758cm" svg:y="-0.907cm" svg:width="4.24cm" svg:height="1.455cm" draw:z-index="2"><draw:image xlink:href="Pictures/2000008B00005C3700001F9FF6B393F5.svm" xlink:type="simple" xlink:show="embed" xlink:actuate="onLoad"/></draw:frame><text:subject/>Kajona V3 | <text:chapter text:display="number-and-name" text:outline-level="2">Rating</text:chapter></text:p>
      </style:header>
      <style:footer>
        <text:p text:style-name="Footer">www.kajona.de<text:tab/><text:tab/><text:page-number text:select-page="current">2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Stefan Idler</meta:initial-creator>
    <meta:creation-date>2006-11-02T20:53:47</meta:creation-date>
    <dc:date>2011-08-10T10:25:13</dc:date>
    <meta:printed-by>Stefan Idler</meta:printed-by>
    <meta:print-date>2008-07-15T22:05:31</meta:print-date>
    <meta:editing-cycles>333</meta:editing-cycles>
    <meta:editing-duration>PT13H36M6S</meta:editing-duration>
    <meta:document-statistic meta:table-count="0" meta:image-count="2" meta:object-count="0" meta:page-count="3" meta:paragraph-count="13" meta:word-count="146" meta:character-count="973"/>
    <meta:user-defined meta:name="Info 1"/>
    <meta:user-defined meta:name="Info 2"/>
    <meta:user-defined meta:name="Info 3"/>
    <meta:user-defined meta:name="Info 4"/>
  </office:meta>
</office:document-meta>
</file>